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M_283_na" style:data-style-name="N34"/>
    <style:style style:name="ce4" style:family="table-cell" style:parent-style-name="Default" style:data-style-name="N34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87854166666667cm" style:use-optimal-column-width="true"/>
    </style:style>
    <style:style style:name="co3" style:family="table-column">
      <style:table-column-properties fo:break-before="auto" style:column-width="6.53520833333333cm"/>
    </style:style>
    <style:style style:name="co4" style:family="table-column">
      <style:table-column-properties fo:break-before="auto" style:column-width="2.72520833333333cm"/>
    </style:style>
    <style:style style:name="co5" style:family="table-column">
      <style:table-column-properties fo:break-before="auto" style:column-width="3.38666666666667cm" style:use-optimal-column-width="true"/>
    </style:style>
    <style:style style:name="co6" style:family="table-column">
      <style:table-column-properties fo:break-before="auto" style:column-width="2.51354166666667cm"/>
    </style:style>
    <style:style style:name="co7" style:family="table-column">
      <style:table-column-properties fo:break-before="auto" style:column-width="2.2225cm" style:use-optimal-column-width="true"/>
    </style:style>
    <style:style style:name="co8" style:family="table-column">
      <style:table-column-properties fo:break-before="auto" style:column-width="4.57729166666667cm"/>
    </style:style>
    <style:style style:name="co9" style:family="table-column">
      <style:table-column-properties fo:break-before="auto" style:column-width="3.04270833333333cm"/>
    </style:style>
    <style:style style:name="co10" style:family="table-column">
      <style:table-column-properties fo:break-before="auto" style:column-width="2.4341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dej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1" table:default-cell-style-name="ce1"/>
        <table:table-column table:style-name="co7" table:default-cell-style-name="ce1"/>
        <table:table-column table:style-name="co1" table:number-columns-repeated="16374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datum</text:p>
          </table:table-cell>
          <table:table-cell office:value-type="string" table:style-name="ce1">
            <text:p>fk_zakaznik</text:p>
          </table:table-cell>
          <table:table-cell office:value-type="string" table:style-name="ce1">
            <text:p>fk_produkt</text:p>
          </table:table-cell>
          <table:table-cell office:value-type="string" table:style-name="ce1">
            <text:p>mnozstvi</text:p>
          </table:table-cell>
          <table:table-cell office:value-type="string" table:style-name="ce1">
            <text:p>cena</text:p>
          </table:table-cell>
          <table:table-cell office:value-type="string" table:style-name="ce1">
            <text:p>celkova_cena</text:p>
          </table:table-cell>
          <table:table-cell office:value-type="string" table:style-name="ce1">
            <text:p>kanal_prodeje</text:p>
          </table:table-cell>
          <table:table-cell table:style-name="ce1"/>
          <table:table-cell table:style-name="ce3"/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5-01-01T00:00:00" table:style-name="ce2">
            <text:p>01.01.20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currency" office:value="2000" table:formula="of:=VLOOKUP([.D2];[produkt.A:.D];4;FALSE)" table:style-name="ce3">
            <text:p><text:s/>2 000,00 Kč<text:s/></text:p>
          </table:table-cell>
          <table:table-cell office:value-type="currency" office:value="4000" table:formula="of:=[.F2]*[.E2]" table:style-name="ce4">
            <text:p><text:s/>4 000,00 Kč<text:s/></text:p>
          </table:table-cell>
          <table:table-cell office:value-type="string" table:style-name="ce1">
            <text:p>prodejna</text:p>
          </table:table-cell>
          <table:table-cell table:style-name="ce1"/>
          <table:table-cell table:style-name="ce3"/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5-01-02T00:00:00" table:style-name="ce2">
            <text:p>02.01.202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currency" office:value="6530" table:formula="of:=VLOOKUP([.D3];[produkt.A:.D];4;FALSE)" table:style-name="ce3">
            <text:p><text:s/>6 530,00 Kč<text:s/></text:p>
          </table:table-cell>
          <table:table-cell office:value-type="currency" office:value="32650" table:formula="of:=[.F3]*[.E3]" table:style-name="ce4">
            <text:p><text:s/>32 650,00 Kč<text:s/></text:p>
          </table:table-cell>
          <table:table-cell office:value-type="string" table:style-name="ce1">
            <text:p>prodejna</text:p>
          </table:table-cell>
          <table:table-cell table:number-columns-repeated="16376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5-01-03T00:00:00" table:style-name="ce2">
            <text:p>03.01.2025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currency" office:value="6530" table:formula="of:=VLOOKUP([.D4];[produkt.A:.D];4;FALSE)" table:style-name="ce3">
            <text:p><text:s/>6 530,00 Kč<text:s/></text:p>
          </table:table-cell>
          <table:table-cell office:value-type="currency" office:value="45710" table:formula="of:=[.F4]*[.E4]" table:style-name="ce4">
            <text:p><text:s/>45 710,00 Kč<text:s/></text:p>
          </table:table-cell>
          <table:table-cell office:value-type="string" table:style-name="ce1">
            <text:p>prodejna</text:p>
          </table:table-cell>
          <table:table-cell table:number-columns-repeated="16376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5-01-04T00:00:00" table:style-name="ce2">
            <text:p>04.01.202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currency" office:value="6530" table:formula="of:=VLOOKUP([.D5];[produkt.A:.D];4;FALSE)" table:style-name="ce3">
            <text:p><text:s/>6 530,00 Kč<text:s/></text:p>
          </table:table-cell>
          <table:table-cell office:value-type="currency" office:value="26120" table:formula="of:=[.F5]*[.E5]" table:style-name="ce4">
            <text:p><text:s/>26 120,00 Kč<text:s/></text:p>
          </table:table-cell>
          <table:table-cell office:value-type="string" table:style-name="ce1">
            <text:p>online</text:p>
          </table:table-cell>
          <table:table-cell table:number-columns-repeated="16376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date" office:date-value="2025-01-05T00:00:00" table:style-name="ce2">
            <text:p>05.01.202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currency" office:value="13200" table:formula="of:=VLOOKUP([.D6];[produkt.A:.D];4;FALSE)" table:style-name="ce3">
            <text:p><text:s/>13 200,00 Kč<text:s/></text:p>
          </table:table-cell>
          <table:table-cell office:value-type="currency" office:value="13200" table:formula="of:=[.F6]*[.E6]" table:style-name="ce4">
            <text:p><text:s/>13 200,00 Kč<text:s/></text:p>
          </table:table-cell>
          <table:table-cell office:value-type="string" table:style-name="ce1">
            <text:p>prodejna</text:p>
          </table:table-cell>
          <table:table-cell table:number-columns-repeated="16376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date" office:date-value="2025-01-06T00:00:00" table:style-name="ce2">
            <text:p>06.01.202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currency" office:value="6530" table:formula="of:=VLOOKUP([.D7];[produkt.A:.D];4;FALSE)" table:style-name="ce3">
            <text:p><text:s/>6 530,00 Kč<text:s/></text:p>
          </table:table-cell>
          <table:table-cell office:value-type="currency" office:value="13060" table:formula="of:=[.F7]*[.E7]" table:style-name="ce4">
            <text:p><text:s/>13 060,00 Kč<text:s/></text:p>
          </table:table-cell>
          <table:table-cell office:value-type="string" table:style-name="ce1">
            <text:p>prodejna</text:p>
          </table:table-cell>
          <table:table-cell table:number-columns-repeated="16376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date" office:date-value="2025-01-07T00:00:00" table:style-name="ce2">
            <text:p>07.01.2025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currency" office:value="2500" table:formula="of:=VLOOKUP([.D8];[produkt.A:.D];4;FALSE)" table:style-name="ce3">
            <text:p><text:s/>2 500,00 Kč<text:s/></text:p>
          </table:table-cell>
          <table:table-cell office:value-type="currency" office:value="5000" table:formula="of:=[.F8]*[.E8]" table:style-name="ce4">
            <text:p><text:s/>5 000,00 Kč<text:s/></text:p>
          </table:table-cell>
          <table:table-cell office:value-type="string" table:style-name="ce1">
            <text:p>online</text:p>
          </table:table-cell>
          <table:table-cell table:number-columns-repeated="16376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date" office:date-value="2025-01-08T00:00:00" table:style-name="ce2">
            <text:p>08.01.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currency" office:value="7123" table:formula="of:=VLOOKUP([.D9];[produkt.A:.D];4;FALSE)" table:style-name="ce3">
            <text:p><text:s/>7 123,00 Kč<text:s/></text:p>
          </table:table-cell>
          <table:table-cell office:value-type="currency" office:value="7123" table:formula="of:=[.F9]*[.E9]" table:style-name="ce4">
            <text:p><text:s/>7 123,00 Kč<text:s/></text:p>
          </table:table-cell>
          <table:table-cell office:value-type="string" table:style-name="ce1">
            <text:p>online</text:p>
          </table:table-cell>
          <table:table-cell table:number-columns-repeated="16376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date" office:date-value="2025-01-09T00:00:00" table:style-name="ce2">
            <text:p>09.01.2025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currency" office:value="2350" table:formula="of:=VLOOKUP([.D10];[produkt.A:.D];4;FALSE)" table:style-name="ce3">
            <text:p><text:s/>2 350,00 Kč<text:s/></text:p>
          </table:table-cell>
          <table:table-cell office:value-type="currency" office:value="2350" table:formula="of:=[.F10]*[.E10]" table:style-name="ce4">
            <text:p><text:s/>2 350,00 Kč<text:s/></text:p>
          </table:table-cell>
          <table:table-cell office:value-type="string" table:style-name="ce1">
            <text:p>prodejna</text:p>
          </table:table-cell>
          <table:table-cell table:number-columns-repeated="16376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date" office:date-value="2025-01-10T00:00:00" table:style-name="ce2">
            <text:p>10.01.2025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currency" office:value="38000" table:formula="of:=VLOOKUP([.D11];[produkt.A:.D];4;FALSE)" table:style-name="ce3">
            <text:p><text:s/>38 000,00 Kč<text:s/></text:p>
          </table:table-cell>
          <table:table-cell office:value-type="currency" office:value="38000" table:formula="of:=[.F11]*[.E11]" table:style-name="ce4">
            <text:p><text:s/>38 000,00 Kč<text:s/></text:p>
          </table:table-cell>
          <table:table-cell office:value-type="string" table:style-name="ce1">
            <text:p>online</text:p>
          </table:table-cell>
          <table:table-cell table:number-columns-repeated="16376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date" office:date-value="2025-01-11T00:00:00" table:style-name="ce2">
            <text:p>11.01.2025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currency" office:value="2000" table:formula="of:=VLOOKUP([.D12];[produkt.A:.D];4;FALSE)" table:style-name="ce3">
            <text:p><text:s/>2 000,00 Kč<text:s/></text:p>
          </table:table-cell>
          <table:table-cell office:value-type="currency" office:value="6000" table:formula="of:=[.F12]*[.E12]" table:style-name="ce4">
            <text:p><text:s/>6 000,00 Kč<text:s/></text:p>
          </table:table-cell>
          <table:table-cell office:value-type="string" table:style-name="ce1">
            <text:p>prodejna</text:p>
          </table:table-cell>
          <table:table-cell table:number-columns-repeated="16376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date" office:date-value="2025-01-12T00:00:00" table:style-name="ce2">
            <text:p>12.01.2025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currency" office:value="6530" table:formula="of:=VLOOKUP([.D13];[produkt.A:.D];4;FALSE)" table:style-name="ce3">
            <text:p><text:s/>6 530,00 Kč<text:s/></text:p>
          </table:table-cell>
          <table:table-cell office:value-type="currency" office:value="65300" table:formula="of:=[.F13]*[.E13]" table:style-name="ce4">
            <text:p><text:s/>65 300,00 Kč<text:s/></text:p>
          </table:table-cell>
          <table:table-cell office:value-type="string" table:style-name="ce1">
            <text:p>online</text:p>
          </table:table-cell>
          <table:table-cell table:number-columns-repeated="16376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date" office:date-value="2025-01-13T00:00:00" table:style-name="ce2">
            <text:p>13.01.2025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currency" office:value="2100" table:formula="of:=VLOOKUP([.D14];[produkt.A:.D];4;FALSE)" table:style-name="ce3">
            <text:p><text:s/>2 100,00 Kč<text:s/></text:p>
          </table:table-cell>
          <table:table-cell office:value-type="currency" office:value="4200" table:formula="of:=[.F14]*[.E14]" table:style-name="ce4">
            <text:p><text:s/>4 200,00 Kč<text:s/></text:p>
          </table:table-cell>
          <table:table-cell office:value-type="string" table:style-name="ce1">
            <text:p>prodejna</text:p>
          </table:table-cell>
          <table:table-cell table:number-columns-repeated="16376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date" office:date-value="2025-01-14T00:00:00" table:style-name="ce2">
            <text:p>14.01.2025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currency" office:value="35600" table:formula="of:=VLOOKUP([.D15];[produkt.A:.D];4;FALSE)" table:style-name="ce3">
            <text:p><text:s/>35 600,00 Kč<text:s/></text:p>
          </table:table-cell>
          <table:table-cell office:value-type="currency" office:value="35600" table:formula="of:=[.F15]*[.E15]" table:style-name="ce4">
            <text:p><text:s/>35 600,00 Kč<text:s/></text:p>
          </table:table-cell>
          <table:table-cell office:value-type="string" table:style-name="ce1">
            <text:p>online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date" office:date-value="2025-01-15T00:00:00" table:style-name="ce2">
            <text:p>15.01.2025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currency" office:value="2000" table:formula="of:=VLOOKUP([.D16];[produkt.A:.D];4;FALSE)" table:style-name="ce3">
            <text:p><text:s/>2 000,00 Kč<text:s/></text:p>
          </table:table-cell>
          <table:table-cell office:value-type="currency" office:value="4000" table:formula="of:=[.F16]*[.E16]" table:style-name="ce4">
            <text:p><text:s/>4 000,00 Kč<text:s/></text:p>
          </table:table-cell>
          <table:table-cell office:value-type="string" table:style-name="ce1">
            <text:p>prodejna</text:p>
          </table:table-cell>
          <table:table-cell table:number-columns-repeated="16376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date" office:date-value="2025-01-16T00:00:00" table:style-name="ce2">
            <text:p>16.01.2025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currency" office:value="6530" table:formula="of:=VLOOKUP([.D17];[produkt.A:.D];4;FALSE)" table:style-name="ce3">
            <text:p><text:s/>6 530,00 Kč<text:s/></text:p>
          </table:table-cell>
          <table:table-cell office:value-type="currency" office:value="32650" table:formula="of:=[.F17]*[.E17]" table:style-name="ce4">
            <text:p><text:s/>32 650,00 Kč<text:s/></text:p>
          </table:table-cell>
          <table:table-cell office:value-type="string" table:style-name="ce1">
            <text:p>online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date" office:date-value="2025-01-17T00:00:00" table:style-name="ce2">
            <text:p>17.01.2025</text:p>
          </table:table-cell>
          <table:table-cell office:value-type="float" office:value="17" table:style-name="ce1">
            <text:p>17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currency" office:value="7123" table:formula="of:=VLOOKUP([.D18];[produkt.A:.D];4;FALSE)" table:style-name="ce3">
            <text:p><text:s/>7 123,00 Kč<text:s/></text:p>
          </table:table-cell>
          <table:table-cell office:value-type="currency" office:value="56984" table:formula="of:=[.F18]*[.E18]" table:style-name="ce4">
            <text:p><text:s/>56 984,00 Kč<text:s/></text:p>
          </table:table-cell>
          <table:table-cell office:value-type="string" table:style-name="ce1">
            <text:p>prodejna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date" office:date-value="2025-01-18T00:00:00" table:style-name="ce2">
            <text:p>18.01.2025</text:p>
          </table:table-cell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currency" office:value="7123" table:formula="of:=VLOOKUP([.D19];[produkt.A:.D];4;FALSE)" table:style-name="ce3">
            <text:p><text:s/>7 123,00 Kč<text:s/></text:p>
          </table:table-cell>
          <table:table-cell office:value-type="currency" office:value="28492" table:formula="of:=[.F19]*[.E19]" table:style-name="ce4">
            <text:p><text:s/>28 492,00 Kč<text:s/></text:p>
          </table:table-cell>
          <table:table-cell office:value-type="string" table:style-name="ce1">
            <text:p>online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date" office:date-value="2025-01-19T00:00:00" table:style-name="ce2">
            <text:p>19.01.2025</text:p>
          </table:table-cell>
          <table:table-cell office:value-type="float" office:value="19" table:style-name="ce1">
            <text:p>19</text:p>
          </table:table-cell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currency" office:value="2350" table:formula="of:=VLOOKUP([.D20];[produkt.A:.D];4;FALSE)" table:style-name="ce3">
            <text:p><text:s/>2 350,00 Kč<text:s/></text:p>
          </table:table-cell>
          <table:table-cell office:value-type="currency" office:value="28200" table:formula="of:=[.F20]*[.E20]" table:style-name="ce4">
            <text:p><text:s/>28 200,00 Kč<text:s/></text:p>
          </table:table-cell>
          <table:table-cell office:value-type="string" table:style-name="ce1">
            <text:p>prodejna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date" office:date-value="2025-01-20T00:00:00" table:style-name="ce2">
            <text:p>20.01.2025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currency" office:value="38000" table:formula="of:=VLOOKUP([.D21];[produkt.A:.D];4;FALSE)" table:style-name="ce3">
            <text:p><text:s/>38 000,00 Kč<text:s/></text:p>
          </table:table-cell>
          <table:table-cell office:value-type="currency" office:value="76000" table:formula="of:=[.F21]*[.E21]" table:style-name="ce4">
            <text:p><text:s/>76 000,00 Kč<text:s/></text:p>
          </table:table-cell>
          <table:table-cell office:value-type="string" table:style-name="ce1">
            <text:p>online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date" office:date-value="2025-01-21T00:00:00" table:style-name="ce2">
            <text:p>21.01.2025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currency" office:value="2000" table:formula="of:=VLOOKUP([.D22];[produkt.A:.D];4;FALSE)" table:style-name="ce3">
            <text:p><text:s/>2 000,00 Kč<text:s/></text:p>
          </table:table-cell>
          <table:table-cell office:value-type="currency" office:value="20000" table:formula="of:=[.F22]*[.E22]" table:style-name="ce4">
            <text:p><text:s/>20 000,00 Kč<text:s/></text:p>
          </table:table-cell>
          <table:table-cell office:value-type="string" table:style-name="ce1">
            <text:p>prodejna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date" office:date-value="2025-01-22T00:00:00" table:style-name="ce2">
            <text:p>22.01.2025</text:p>
          </table:table-cell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currency" office:value="7123" table:formula="of:=VLOOKUP([.D23];[produkt.A:.D];4;FALSE)" table:style-name="ce3">
            <text:p><text:s/>7 123,00 Kč<text:s/></text:p>
          </table:table-cell>
          <table:table-cell office:value-type="currency" office:value="7123" table:formula="of:=[.F23]*[.E23]" table:style-name="ce4">
            <text:p><text:s/>7 123,00 Kč<text:s/></text:p>
          </table:table-cell>
          <table:table-cell office:value-type="string" table:style-name="ce1">
            <text:p>prodejna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date" office:date-value="2025-01-23T00:00:00" table:style-name="ce2">
            <text:p>23.01.2025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currency" office:value="2100" table:formula="of:=VLOOKUP([.D24];[produkt.A:.D];4;FALSE)" table:style-name="ce3">
            <text:p><text:s/>2 100,00 Kč<text:s/></text:p>
          </table:table-cell>
          <table:table-cell office:value-type="currency" office:value="2100" table:formula="of:=[.F24]*[.E24]" table:style-name="ce4">
            <text:p><text:s/>2 100,00 Kč<text:s/></text:p>
          </table:table-cell>
          <table:table-cell office:value-type="string" table:style-name="ce1">
            <text:p>prodejna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date" office:date-value="2025-01-24T00:00:00" table:style-name="ce2">
            <text:p>24.01.2025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currency" office:value="13200" table:formula="of:=VLOOKUP([.D25];[produkt.A:.D];4;FALSE)" table:style-name="ce3">
            <text:p><text:s/>13 200,00 Kč<text:s/></text:p>
          </table:table-cell>
          <table:table-cell office:value-type="currency" office:value="26400" table:formula="of:=[.F25]*[.E25]" table:style-name="ce4">
            <text:p><text:s/>26 400,00 Kč<text:s/></text:p>
          </table:table-cell>
          <table:table-cell office:value-type="string" table:style-name="ce1">
            <text:p>online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date" office:date-value="2025-01-25T00:00:00" table:style-name="ce2">
            <text:p>25.01.2025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currency" office:value="13200" table:formula="of:=VLOOKUP([.D26];[produkt.A:.D];4;FALSE)" table:style-name="ce3">
            <text:p><text:s/>13 200,00 Kč<text:s/></text:p>
          </table:table-cell>
          <table:table-cell office:value-type="currency" office:value="13200" table:formula="of:=[.F26]*[.E26]" table:style-name="ce4">
            <text:p><text:s/>13 200,00 Kč<text:s/></text:p>
          </table:table-cell>
          <table:table-cell office:value-type="string" table:style-name="ce1">
            <text:p>online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date" office:date-value="2025-01-26T00:00:00" table:style-name="ce2">
            <text:p>26.01.2025</text:p>
          </table:table-cell>
          <table:table-cell office:value-type="float" office:value="26" table:style-name="ce1">
            <text:p>2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currency" office:value="5600" table:formula="of:=VLOOKUP([.D27];[produkt.A:.D];4;FALSE)" table:style-name="ce3">
            <text:p><text:s/>5 600,00 Kč<text:s/></text:p>
          </table:table-cell>
          <table:table-cell office:value-type="currency" office:value="5600" table:formula="of:=[.F27]*[.E27]" table:style-name="ce4">
            <text:p><text:s/>5 600,00 Kč<text:s/></text:p>
          </table:table-cell>
          <table:table-cell office:value-type="string" table:style-name="ce1">
            <text:p>online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date" office:date-value="2025-01-27T00:00:00" table:style-name="ce2">
            <text:p>27.01.2025</text:p>
          </table:table-cell>
          <table:table-cell office:value-type="float" office:value="27" table:style-name="ce1">
            <text:p>27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currency" office:value="2500" table:formula="of:=VLOOKUP([.D28];[produkt.A:.D];4;FALSE)" table:style-name="ce3">
            <text:p><text:s/>2 500,00 Kč<text:s/></text:p>
          </table:table-cell>
          <table:table-cell office:value-type="currency" office:value="5000" table:formula="of:=[.F28]*[.E28]" table:style-name="ce4">
            <text:p><text:s/>5 000,00 Kč<text:s/></text:p>
          </table:table-cell>
          <table:table-cell office:value-type="string" table:style-name="ce1">
            <text:p>prodejna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date" office:date-value="2025-01-28T00:00:00" table:style-name="ce2">
            <text:p>28.01.2025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currency" office:value="7123" table:formula="of:=VLOOKUP([.D29];[produkt.A:.D];4;FALSE)" table:style-name="ce3">
            <text:p><text:s/>7 123,00 Kč<text:s/></text:p>
          </table:table-cell>
          <table:table-cell office:value-type="currency" office:value="21369" table:formula="of:=[.F29]*[.E29]" table:style-name="ce4">
            <text:p><text:s/>21 369,00 Kč<text:s/></text:p>
          </table:table-cell>
          <table:table-cell office:value-type="string" table:style-name="ce1">
            <text:p>online</text:p>
          </table:table-cell>
          <table:table-cell table:number-columns-repeated="16376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date" office:date-value="2025-01-29T00:00:00" table:style-name="ce2">
            <text:p>29.01.2025</text:p>
          </table:table-cell>
          <table:table-cell office:value-type="float" office:value="29" table:style-name="ce1">
            <text:p>29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currency" office:value="2350" table:formula="of:=VLOOKUP([.D30];[produkt.A:.D];4;FALSE)" table:style-name="ce3">
            <text:p><text:s/>2 350,00 Kč<text:s/></text:p>
          </table:table-cell>
          <table:table-cell office:value-type="currency" office:value="11750" table:formula="of:=[.F30]*[.E30]" table:style-name="ce4">
            <text:p><text:s/>11 750,00 Kč<text:s/></text:p>
          </table:table-cell>
          <table:table-cell office:value-type="string" table:style-name="ce1">
            <text:p>prodejna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date" office:date-value="2025-01-30T00:00:00" table:style-name="ce2">
            <text:p>30.01.2025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currency" office:value="38000" table:formula="of:=VLOOKUP([.D31];[produkt.A:.D];4;FALSE)" table:style-name="ce3">
            <text:p><text:s/>38 000,00 Kč<text:s/></text:p>
          </table:table-cell>
          <table:table-cell office:value-type="currency" office:value="76000" table:formula="of:=[.F31]*[.E31]" table:style-name="ce4">
            <text:p><text:s/>76 000,00 Kč<text:s/></text:p>
          </table:table-cell>
          <table:table-cell office:value-type="string" table:style-name="ce1">
            <text:p>online</text:p>
          </table:table-cell>
          <table:table-cell table:number-columns-repeated="16376"/>
        </table:table-row>
        <table:table-row table:number-rows-repeated="1048545" table:style-name="ro1">
          <table:table-cell table:number-columns-repeated="16384"/>
        </table:table-row>
      </table:table>
      <table:table table:name="produkt" table:style-name="ta1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zev</text:p>
          </table:table-cell>
          <table:table-cell office:value-type="string" table:style-name="ce1">
            <text:p>kategorie</text:p>
          </table:table-cell>
          <table:table-cell office:value-type="string" table:style-name="ce1">
            <text:p>cena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obilní telefon Kamila2</text:p>
          </table:table-cell>
          <table:table-cell office:value-type="string" table:style-name="ce1">
            <text:p>elektronika</text:p>
          </table:table-cell>
          <table:table-cell office:value-type="currency" office:value="2000" table:style-name="ce3">
            <text:p><text:s/>2 000,00 Kč<text:s/>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Pračka Samsung XB1</text:p>
          </table:table-cell>
          <table:table-cell office:value-type="string" table:style-name="ce1">
            <text:p>domacnost</text:p>
          </table:table-cell>
          <table:table-cell office:value-type="currency" office:value="6530" table:style-name="ce3">
            <text:p><text:s/>6 530,00 Kč<text:s/>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Vysavač Eda</text:p>
          </table:table-cell>
          <table:table-cell office:value-type="string" table:style-name="ce1">
            <text:p>domacnost</text:p>
          </table:table-cell>
          <table:table-cell office:value-type="currency" office:value="2100" table:style-name="ce3">
            <text:p><text:s/>2 100,00 Kč<text:s/>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Počítač Herní XCV</text:p>
          </table:table-cell>
          <table:table-cell office:value-type="string" table:style-name="ce1">
            <text:p>elektronika</text:p>
          </table:table-cell>
          <table:table-cell office:value-type="currency" office:value="35600" table:style-name="ce3">
            <text:p><text:s/>35 600,00 Kč<text:s/>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Počítač kancelářský EQSD</text:p>
          </table:table-cell>
          <table:table-cell office:value-type="string" table:style-name="ce1">
            <text:p>elektronika</text:p>
          </table:table-cell>
          <table:table-cell office:value-type="currency" office:value="13200" table:style-name="ce3">
            <text:p><text:s/>13 200,00 Kč<text:s/>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Pračka Ertes DF</text:p>
          </table:table-cell>
          <table:table-cell office:value-type="string" table:style-name="ce1">
            <text:p>domacnost</text:p>
          </table:table-cell>
          <table:table-cell office:value-type="currency" office:value="5600" table:style-name="ce3">
            <text:p><text:s/>5 600,00 Kč<text:s/>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Mobilní telefon Kamila3</text:p>
          </table:table-cell>
          <table:table-cell office:value-type="string" table:style-name="ce1">
            <text:p>elektronika</text:p>
          </table:table-cell>
          <table:table-cell office:value-type="currency" office:value="2500" table:style-name="ce3">
            <text:p><text:s/>2 500,00 Kč<text:s/>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Pračka Samsung XB2</text:p>
          </table:table-cell>
          <table:table-cell office:value-type="string" table:style-name="ce1">
            <text:p>domacnost</text:p>
          </table:table-cell>
          <table:table-cell office:value-type="currency" office:value="7123" table:style-name="ce3">
            <text:p><text:s/>7 123,00 Kč<text:s/>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Vysavač Eda2</text:p>
          </table:table-cell>
          <table:table-cell office:value-type="string" table:style-name="ce1">
            <text:p>domacnost</text:p>
          </table:table-cell>
          <table:table-cell office:value-type="currency" office:value="2350" table:style-name="ce3">
            <text:p><text:s/>2 350,00 Kč<text:s/>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Počítač Herní EDA2</text:p>
          </table:table-cell>
          <table:table-cell office:value-type="string" table:style-name="ce1">
            <text:p>elektronika</text:p>
          </table:table-cell>
          <table:table-cell office:value-type="currency" office:value="38000" table:style-name="ce3">
            <text:p><text:s/>38 000,00 Kč<text:s/>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number:currency-style style:name="N34P0">
      <number:text> </number:text>
      <number:fill-character> </number:fill-character>
      <number:number number:decimal-places="2" number:min-decimal-places="2" number:min-integer-digits="1" number:grouping="true"/>
      <number:text> </number:text>
      <number:currency-symbol>Kč</number:currency-symbol>
      <number:text> </number:text>
    </number:currency-style>
    <number:currency-style style:name="N34P1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>Kč</number:currency-symbol>
      <number:text> </number:text>
    </number:currency-style>
    <number:currency-style style:name="N34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  <number:currency-symbol>Kč</number:currency-symbol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style:style style:name="M_283_na" style:display-name="Měna" style:family="table-cell" style:data-style-name="N34"/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029</meta:generator>
    <meta:initial-creator>Vlnas Martin</meta:initial-creator>
    <dc:creator>Vlnas Martin</dc:creator>
    <meta:creation-date>2025-08-20T16:31:09Z</meta:creation-date>
    <dc:date>2025-08-20T16:48:01Z</dc:date>
  </office:meta>
</office:document-meta>
</file>